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ot>
      <math:mrow>
        <math:mi>sin</math:mi>
        <math:mrow>
          <math:mo math:stretchy="false">(</math:mo>
          <math:mi>x</math:mi>
          <math:mo math:stretchy="false">)</math:mo>
        </math:mrow>
      </math:mrow>
      <math:mn>3</math:mn>
    </math:mroot>
    <math:annotation math:encoding="StarMath 5.0">nroot{3}{sin(x)}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ørre Stenseth</meta:initial-creator>
    <meta:creation-date>2009-06-27T08:29:05.28</meta:creation-date>
    <meta:generator>OpenOffice.org/3.0$Win32 OpenOffice.org_project/300m9$Build-9358</meta:generator>
  </office:meta>
</office:document-meta>
</file>